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6.281cm" style:rel-column-width="24213*"/>
    </style:style>
    <style:style style:name="Tabelle1.B" style:family="table-column">
      <style:table-column-properties style:column-width="4.44cm" style:rel-column-width="17114*"/>
    </style:style>
    <style:style style:name="Tabelle1.C" style:family="table-column">
      <style:table-column-properties style:column-width="4.373cm" style:rel-column-width="16856*"/>
    </style:style>
    <style:style style:name="Tabelle1.D" style:family="table-column">
      <style:table-column-properties style:column-width="1.907cm" style:rel-column-width="7352*"/>
    </style:style>
    <style:style style:name="Tabelle1.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le1.D1" style:family="table-cell">
      <style:table-cell-properties fo:background-color="#cccccc" fo:padding="0.097cm" fo:border="0.035cm solid #000000">
        <style:background-image/>
      </style:table-cell-properties>
    </style:style>
    <style:style style:name="Tabelle1.A2" style:family="table-cell">
      <style:table-cell-properties fo:background-color="#ffffff"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Destiliertes_5f_Wasser" style:display-name="Destiliertes_Wasser" style:family="table">
      <style:table-properties style:width="16.979cm" table:align="left" fo:keep-with-next="always"/>
    </style:style>
    <style:style style:name="Destiliertes_5f_Wasser.A" style:display-name="Destiliertes_Wasser.A" style:family="table-column">
      <style:table-column-properties style:column-width="3.099cm"/>
    </style:style>
    <style:style style:name="Destiliertes_5f_Wasser.B" style:display-name="Destiliertes_Wasser.B" style:family="table-column">
      <style:table-column-properties style:column-width="1.161cm"/>
    </style:style>
    <style:style style:name="Destiliertes_5f_Wasser.E" style:display-name="Destiliertes_Wasser.E" style:family="table-column">
      <style:table-column-properties style:column-width="1.162cm"/>
    </style:style>
    <style:style style:name="Destiliertes_5f_Wasser.F" style:display-name="Destiliertes_Wasser.F" style:family="table-column">
      <style:table-column-properties style:column-width="1.157cm"/>
    </style:style>
    <style:style style:name="Destiliertes_5f_Wasser.M" style:display-name="Destiliertes_Wasser.M" style:family="table-column">
      <style:table-column-properties style:column-width="1.136cm"/>
    </style:style>
    <style:style style:name="Destiliertes_5f_Wasser.A1" style:display-name="Destiliertes_Wasser.A1" style:family="table-cell">
      <style:table-cell-properties fo:background-color="#ff3333" fo:padding="0.097cm" fo:border-left="0.002cm solid #000000" fo:border-right="none" fo:border-top="0.002cm solid #000000" fo:border-bottom="0.002cm solid #000000">
        <style:background-image/>
      </style:table-cell-properties>
    </style:style>
    <style:style style:name="Destiliertes_5f_Wasser.B1" style:display-name="Destiliertes_Wasser.B1" style:family="table-cell" style:data-style-name="N0">
      <style:table-cell-properties fo:background-color="#ff3333" fo:padding="0.097cm" fo:border-left="0.002cm solid #000000" fo:border-right="none" fo:border-top="0.002cm solid #000000" fo:border-bottom="0.002cm solid #000000">
        <style:background-image/>
      </style:table-cell-properties>
    </style:style>
    <style:style style:name="Destiliertes_5f_Wasser.M1" style:display-name="Destiliertes_Wasser.M1" style:family="table-cell" style:data-style-name="N0">
      <style:table-cell-properties fo:background-color="#ff3333" fo:padding="0.097cm" fo:border="0.002cm solid #000000">
        <style:background-image/>
      </style:table-cell-properties>
    </style:style>
    <style:style style:name="Destiliertes_5f_Wasser.A2" style:display-name="Destiliertes_Wasser.A2" style:family="table-cell">
      <style:table-cell-properties fo:background-color="#6666ff" fo:padding="0.097cm" fo:border-left="0.002cm solid #000000" fo:border-right="none" fo:border-top="none" fo:border-bottom="0.002cm solid #000000">
        <style:background-image/>
      </style:table-cell-properties>
    </style:style>
    <style:style style:name="Destiliertes_5f_Wasser.B2" style:display-name="Destiliertes_Wasser.B2" style:family="table-cell" style:data-style-name="N0">
      <style:table-cell-properties fo:background-color="#6666ff" fo:padding="0.097cm" fo:border-left="0.002cm solid #000000" fo:border-right="none" fo:border-top="none" fo:border-bottom="0.002cm solid #000000">
        <style:background-image/>
      </style:table-cell-properties>
    </style:style>
    <style:style style:name="Destiliertes_5f_Wasser.M2" style:display-name="Destiliertes_Wasser.M2" style:family="table-cell" style:data-style-name="N0">
      <style:table-cell-properties fo:background-color="#6666ff"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666666" fo:language="de" fo:country="DE" fo:font-style="italic" style:text-underline-style="none" style:font-style-asian="italic" style:font-style-complex="italic"/>
    </style:style>
    <style:style style:name="P2" style:family="paragraph" style:parent-style-name="Standard">
      <style:text-properties fo:language="de" fo:country="DE"/>
    </style:style>
    <style:style style:name="P3" style:family="paragraph" style:parent-style-name="Standard">
      <style:paragraph-properties fo:text-align="end" style:justify-single-word="false"/>
      <style:text-properties fo:language="de" fo:country="DE"/>
    </style:style>
    <style:style style:name="P4" style:family="paragraph" style:parent-style-name="Standard">
      <style:paragraph-properties fo:text-align="center" style:justify-single-word="false"/>
      <style:text-properties fo:color="#000000" fo:font-size="24pt" fo:language="de" fo:country="DE"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Standard">
      <style:paragraph-properties fo:text-align="start" style:justify-single-word="false"/>
      <style:text-properties fo:color="#000000" fo:font-size="15pt" fo:language="de" fo:country="DE" style:text-underline-style="solid" style:text-underline-width="auto" style:text-underline-color="font-color" fo:font-weight="normal" style:font-size-asian="15pt" style:font-weight-asian="normal" style:font-size-complex="15pt" style:font-weight-complex="normal"/>
    </style:style>
    <style:style style:name="P6" style:family="paragraph" style:parent-style-name="Standard">
      <style:text-properties fo:color="#000000" style:text-position="0% 100%" fo:font-size="12pt" fo:language="de" fo:country="DE"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style:text-position="0% 100%" fo:font-size="12pt" fo:language="de" fo:country="DE" style:text-underline-style="none"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color="#000000" style:text-position="0% 100%" fo:font-size="12pt" fo:language="de" fo:country="DE"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style:text-position="0% 100%" fo:font-size="12pt" fo:language="de" fo:country="DE" style:text-underline-style="none"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style:text-position="0% 100%" fo:font-size="15pt" fo:language="de" fo:country="DE" style:text-underline-style="none" fo:font-weight="bold" style:font-size-asian="15pt" style:font-weight-asian="bold" style:font-size-complex="15pt" style:font-weight-complex="bold"/>
    </style:style>
    <style:style style:name="P11" style:family="paragraph" style:parent-style-name="Standard">
      <style:paragraph-properties fo:text-align="justify" style:justify-single-word="false"/>
      <style:text-properties fo:color="#000000" style:text-position="0% 100%" fo:font-size="15pt" fo:language="de" fo:country="DE" style:text-underline-style="none" fo:font-weight="bold" style:font-size-asian="15pt" style:font-weight-asian="bold" style:font-size-complex="15pt" style:font-weight-complex="bold"/>
    </style:style>
    <style:style style:name="P12" style:family="paragraph" style:parent-style-name="Standard">
      <style:paragraph-properties fo:text-align="start" style:justify-single-word="false"/>
      <style:text-properties fo:color="#000000" style:text-line-through-style="none" style:text-position="0% 100%" fo:font-size="12pt" fo:language="de" fo:country="DE" style:text-underline-style="none" fo:font-weight="normal" style:font-size-asian="12pt" style:font-weight-asian="normal" style:font-size-complex="12pt" style:font-weight-complex="normal"/>
    </style:style>
    <style:style style:name="P13" style:family="paragraph" style:parent-style-name="Table_20_Contents">
      <style:paragraph-properties fo:text-align="justify" style:justify-single-word="false"/>
      <style:text-properties fo:font-size="15pt" style:font-size-asian="15pt" style:font-size-complex="15pt"/>
    </style:style>
    <style:style style:name="P14" style:family="paragraph" style:parent-style-name="Table_20_Contents">
      <style:paragraph-properties fo:text-align="start" style:justify-single-word="false"/>
      <style:text-properties fo:font-size="15pt" fo:language="de" fo:country="DE" fo:font-style="italic" style:font-size-asian="15pt" style:font-style-asian="italic" style:font-size-complex="15pt" style:font-style-complex="italic"/>
    </style:style>
    <style:style style:name="P15" style:family="paragraph" style:parent-style-name="Table_20_Contents">
      <style:paragraph-properties fo:text-align="start" style:justify-single-word="false"/>
      <style:text-properties fo:font-size="15pt" fo:language="de" fo:country="DE" style:font-size-asian="15pt" style:font-size-complex="15pt"/>
    </style:style>
    <style:style style:name="P16" style:family="paragraph" style:parent-style-name="Table_20_Contents">
      <style:paragraph-properties fo:text-align="center" style:justify-single-word="false"/>
      <style:text-properties fo:font-size="15pt" fo:language="de" fo:country="DE" style:font-size-asian="15pt" style:font-size-complex="15pt"/>
    </style:style>
    <style:style style:name="P17" style:family="paragraph" style:parent-style-name="Table_20_Contents">
      <style:paragraph-properties fo:text-align="center" style:justify-single-word="false"/>
      <style:text-properties style:text-position="0% 100%" fo:font-size="15pt" fo:language="de" fo:country="DE" style:font-size-asian="15pt" style:font-size-complex="15pt"/>
    </style:style>
    <style:style style:name="P18" style:family="paragraph" style:parent-style-name="Table">
      <style:paragraph-properties fo:margin-top="0cm" fo:margin-bottom="0cm" fo:text-align="justify" style:justify-single-word="false"/>
      <style:text-properties fo:color="#000000" style:text-position="0% 100%"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able">
      <style:paragraph-properties fo:text-align="center" style:justify-single-word="false"/>
      <style:text-properties fo:color="#000000" style:text-position="0% 100%" fo:font-size="12pt" fo:language="de" fo:country="DE"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Horizontal_20_Line">
      <style:text-properties style:text-position="0% 100%" fo:font-size="12pt" style:text-underline-style="none" fo:font-weight="normal" style:font-size-asian="12pt" style:font-weight-asian="normal" style:font-size-complex="12pt" style:font-weight-complex="normal"/>
    </style:style>
    <style:style style:name="P21" style:family="paragraph" style:parent-style-name="Text_20_body">
      <style:paragraph-properties fo:margin-top="0cm" fo:margin-bottom="0cm" fo:text-align="justify" style:justify-single-word="false"/>
      <style:text-properties fo:color="#000000" style:text-position="0% 100%" fo:font-size="13pt" fo:language="de" fo:country="DE" fo:font-style="normal" style:text-underline-style="none" fo:font-weight="normal" style:font-size-asian="13pt" style:font-style-asian="normal" style:font-weight-asian="normal" style:font-size-complex="13pt" style:font-style-complex="normal" style:font-weight-complex="normal"/>
    </style:style>
    <style:style style:name="P22" style:family="paragraph" style:parent-style-name="Standard" style:list-style-name="L1">
      <style:paragraph-properties fo:text-align="justify" style:justify-single-word="false"/>
      <style:text-properties fo:color="#000000" style:text-position="0% 100%" fo:font-size="12pt" fo:language="de" fo:country="DE" style:text-underline-style="none" fo:font-weight="normal" style:font-size-asian="12pt" style:font-weight-asian="normal" style:font-size-complex="12pt" style:font-weight-complex="normal"/>
    </style:style>
    <style:style style:name="P23" style:family="paragraph" style:parent-style-name="Standard" style:list-style-name="L1">
      <style:paragraph-properties fo:margin-top="0cm" fo:margin-bottom="0cm" fo:text-align="justify" style:justify-single-word="false"/>
      <style:text-properties fo:color="#000000" style:text-position="0% 100%" fo:font-size="12pt" fo:language="de" fo:country="DE" style:text-underline-style="none" fo:font-weight="normal" style:font-size-asian="12pt" style:font-weight-asian="normal" style:font-size-complex="12pt" style:font-weight-complex="normal"/>
    </style:style>
    <style:style style:name="P24" style:family="paragraph" style:parent-style-name="Horizontal_20_Line">
      <style:text-properties fo:color="#000000" style:text-position="0% 100%"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Table">
      <style:paragraph-properties fo:margin-top="0cm" fo:margin-bottom="0cm" fo:text-align="justify" style:justify-single-word="false"/>
      <style:text-properties fo:color="#000000" style:text-position="0% 100%"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able">
      <style:paragraph-properties fo:margin-top="0cm" fo:margin-bottom="0cm" fo:text-align="justify" style:justify-single-word="false"/>
      <style:text-properties fo:color="#000000" style:text-position="0% 100%" fo:font-size="12pt" fo:language="de" fo:country="DE" fo:font-style="normal" style:text-underline-style="none" fo:font-weight="bold" style:font-size-asian="12pt" style:font-style-asian="normal" style:font-weight-asian="bold" style:font-size-complex="12pt" style:font-style-complex="normal" style:font-weight-complex="bold"/>
    </style:style>
    <style:style style:name="P27" style:family="paragraph" style:parent-style-name="Table">
      <style:paragraph-properties fo:margin-top="0cm" fo:margin-bottom="0cm" fo:text-align="justify" style:justify-single-word="false"/>
      <style:text-properties fo:color="#000000" style:text-position="0% 100%" fo:font-size="15pt" fo:language="de" fo:country="DE" fo:font-style="normal" style:text-underline-style="none" fo:font-weight="bold" style:font-size-asian="15pt" style:font-style-asian="normal" style:font-weight-asian="bold" style:font-size-complex="15pt" style:font-style-complex="normal" style:font-weight-complex="bold"/>
    </style:style>
    <style:style style:name="P28" style:family="paragraph" style:parent-style-name="Table" style:master-page-name="">
      <style:paragraph-properties fo:margin-left="0.3cm" fo:margin-right="0cm" fo:margin-top="0cm" fo:margin-bottom="0cm" fo:text-align="justify" style:justify-single-word="false" fo:text-indent="0cm" style:auto-text-indent="false" style:page-number="auto" text:number-lines="false" text:line-number="0"/>
      <style:text-properties fo:color="#000000" style:text-position="0% 100%" fo:font-size="15pt" fo:language="de" fo:country="DE" fo:font-style="normal" style:text-underline-style="none" fo:font-weight="normal" style:font-size-asian="15pt" style:font-style-asian="normal" style:font-weight-asian="normal" style:font-size-complex="15pt" style:font-style-complex="normal" style:font-weight-complex="normal"/>
    </style:style>
    <style:style style:name="P29" style:family="paragraph" style:parent-style-name="Table" style:master-page-name="">
      <style:paragraph-properties fo:margin-left="0.3cm" fo:margin-right="0cm" fo:margin-top="0cm" fo:margin-bottom="0cm" fo:text-align="justify" style:justify-single-word="false" fo:text-indent="0cm" style:auto-text-indent="false" style:page-number="auto" text:number-lines="false" text:line-number="0"/>
      <style:text-properties fo:color="#000000" style:text-position="0% 100%" fo:font-size="15pt" fo:language="de" fo:country="DE" fo:font-style="normal" style:text-underline-style="none" fo:font-weight="normal" style:font-size-asian="15pt" style:font-style-asian="normal" style:font-weight-asian="normal" style:font-size-complex="15pt" style:font-style-complex="normal" style:font-weight-complex="normal"/>
    </style:style>
    <style:style style:name="T1" style:family="text">
      <style:text-properties style:text-position="0% 100%" fo:font-size="12pt" style:text-underline-style="none" style:font-size-asian="12pt" style:font-size-complex="12pt"/>
    </style:style>
    <style:style style:name="T2" style:family="text">
      <style:text-properties style:text-line-through-style="solid" style:text-position="0% 100%" fo:font-size="12pt" style:text-underline-style="none" style:font-size-asian="12pt" style:font-size-complex="12pt"/>
    </style:style>
    <style:style style:name="T3" style:family="text">
      <style:text-properties fo:color="#222222"/>
    </style:style>
    <style:style style:name="T4" style:family="text">
      <style:text-properties fo:color="#222222" fo:letter-spacing="0.044cm"/>
    </style:style>
    <style:style style:name="T5" style:family="text">
      <style:text-properties style:text-underline-style="solid" style:text-underline-width="auto" style:text-underline-color="font-color"/>
    </style:style>
    <style:style style:name="fr1" style:family="graphic" style:parent-style-name="OLE">
      <style:graphic-properties style:run-through="foreground" style:wrap="none"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hreiber: Hüseyin Balci</text:p>
      <text:p text:style-name="P3">Chemie Praxis (CHP)</text:p>
      <text:p text:style-name="P3">bei Herrn Schmidt</text:p>
      <text:p text:style-name="P3">19. September 2016</text:p>
      <text:p text:style-name="P2"/>
      <text:p text:style-name="P2"/>
      <text:p text:style-name="P4">Bestimmung von Siedepunkt</text:p>
      <text:p text:style-name="P6"/>
      <text:p text:style-name="P6"/>
      <text:p text:style-name="P10">Versuchsbeschreibung:</text:p>
      <text:p text:style-name="P7"/>
      <text:p text:style-name="P7">Wir erhitzten demineralisiertes Wasser und eine Kochsalzlösung bis zum Sieden und währeddessen messen die Temperatur der Flüssigkeiten.</text:p>
      <text:p text:style-name="P7"/>
      <text:p text:style-name="P7"/>
      <text:p text:style-name="P10">Verwendete Chemikalien:</text:p>
      <text:p text:style-name="P9"/>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4">Chemikalie</text:p>
          </table:table-cell>
          <table:table-cell table:style-name="Tabelle1.A1" office:value-type="string">
            <text:p text:style-name="P14">Kennzeichnung</text:p>
          </table:table-cell>
          <table:table-cell table:style-name="Tabelle1.A1" office:value-type="string">
            <text:p text:style-name="P14">H-/P-Sätze</text:p>
          </table:table-cell>
          <table:table-cell table:style-name="Tabelle1.D1" office:value-type="string">
            <text:p text:style-name="P14">Menge</text:p>
          </table:table-cell>
        </table:table-row>
        <table:table-row>
          <table:table-cell table:style-name="Tabelle1.A2" office:value-type="string">
            <text:p text:style-name="P15">Demineralisiertes Wasser</text:p>
          </table:table-cell>
          <table:table-cell table:style-name="Tabelle1.B2" office:value-type="string">
            <text:p text:style-name="P17">-</text:p>
          </table:table-cell>
          <table:table-cell table:style-name="Tabelle1.B2" office:value-type="string">
            <text:p text:style-name="P16">-</text:p>
          </table:table-cell>
          <table:table-cell table:style-name="Tabelle1.D2" office:value-type="string">
            <text:p text:style-name="P15">200ml</text:p>
          </table:table-cell>
        </table:table-row>
        <table:table-row>
          <table:table-cell table:style-name="Tabelle1.B2" office:value-type="string">
            <text:p text:style-name="P15">Natriumchlorid (Kochsalz)</text:p>
          </table:table-cell>
          <table:table-cell table:style-name="Tabelle1.B2" office:value-type="string">
            <text:p text:style-name="P16">-</text:p>
          </table:table-cell>
          <table:table-cell table:style-name="Tabelle1.B2" office:value-type="string">
            <text:p text:style-name="P16">-</text:p>
          </table:table-cell>
          <table:table-cell table:style-name="Tabelle1.D2" office:value-type="string">
            <text:p text:style-name="P15">10g</text:p>
          </table:table-cell>
        </table:table-row>
      </table:table>
      <text:p text:style-name="P7"/>
      <text:p text:style-name="P7"/>
      <text:p text:style-name="P10">Verwendete Geräte:</text:p>
      <text:p text:style-name="P7"/>
      <text:p text:style-name="P5"><text:span text:style-name="T1">Waage, Spatellöffel. Becherglas (400 ml), Stativ mit Muffe und Klammer, Thermometer, </text:span><text:span text:style-name="T2">Heizplatte</text:span></text:p>
      <text:p text:style-name="P12">Gasbrenner, Dreifuß/ Vierfuß, Feuerzeug (o.ä.)</text:p>
      <text:p text:style-name="P7"/>
      <text:p text:style-name="P7"/>
      <text:p text:style-name="P10">Versuchsdurchführung:</text:p>
      <text:p text:style-name="P7"/>
      <text:p text:style-name="P8">Zuerst füllen wir das Becherglas mit 200ml Demineralisiertes Wasser und stellen es auf den Dreifuß. Anschließend Befestigen wir ein Thermometer an einem Stativ, sodass es gut in die Flüssigkeiten eingetaucht wird ohne dass es dabei den Boden berührt. Nun Zünden wir den Gasbrenner an und schieben ihn unter den Dreifuß. Zeitgleich starten wir die Stoppuhr und messen jede Minute die Temperatur. Nachdem die Flüssigkeiten zu Sieden beginnt messen wir noch weitere vier male </text:p>
      <text:p text:style-name="P8"/>
      <text:p text:style-name="P8">Dies wiederholen wir mit einer Lösung von 10g in 200ml Demineralisiertes Wasser.</text:p>
      <text:p text:style-name="P8"/>
      <text:p text:style-name="P8"/>
      <text:p text:style-name="P11">Entsorgung:</text:p>
      <text:p text:style-name="P8"/>
      <text:p text:style-name="P8">Bei diesem versuch konnten alle Lösungen in den Ausguss gegeben werden.</text:p>
      <text:p text:style-name="P8"/>
      <text:p text:style-name="P8"/>
      <text:p text:style-name="P8"/>
      <text:p text:style-name="P11"><text:soft-page-break/>Aufgaben:</text:p>
      <text:list xml:id="list404766799776428966" text:style-name="L1">
        <text:list-item>
          <text:p text:style-name="P22">Ein Temperatur-Zeit-Diagramm (beide in eins) Machen.</text:p>
        </text:list-item>
        <text:list-item>
          <text:p text:style-name="P23">Den Temperaturverlauf der beiden Versuche in Worte fassen (Beobachtung).</text:p>
        </text:list-item>
        <text:list-item>
          <text:p text:style-name="P22">Die Faktoren die den Siedepunkt eines Reinstoffes beeinflussen nennen.</text:p>
        </text:list-item>
      </text:list>
      <text:p text:style-name="P20"/>
      <text:p text:style-name="P8"/>
      <text:p text:style-name="P19"><draw:frame draw:style-name="fr1" draw:name="Objekt1" text:anchor-type="paragraph" svg:width="15.998cm" svg:height="9.477cm" draw:z-index="0"><draw:object xlink:href="./Object 1" xlink:type="simple" xlink:show="embed" xlink:actuate="onLoad"/><draw:image xlink:href="./ObjectReplacements/Object 1" xlink:type="simple" xlink:show="embed" xlink:actuate="onLoad"/></draw:frame>Demineralisiertes Wasser</text:p>
      <table:table table:name="Destiliertes_Wasser" table:style-name="Destiliertes_5f_Wasser">
        <table:table-column table:style-name="Destiliertes_5f_Wasser.A"/>
        <table:table-column table:style-name="Destiliertes_5f_Wasser.B" table:number-columns-repeated="3"/>
        <table:table-column table:style-name="Destiliertes_5f_Wasser.E"/>
        <table:table-column table:style-name="Destiliertes_5f_Wasser.F" table:number-columns-repeated="7"/>
        <table:table-column table:style-name="Destiliertes_5f_Wasser.M"/>
        <table:table-row>
          <table:table-cell table:style-name="Destiliertes_5f_Wasser.A1" office:value-type="string">
            <text:p text:style-name="P13">Temp. in °C</text:p>
          </table:table-cell>
          <table:table-cell table:style-name="Destiliertes_5f_Wasser.B1" office:value-type="float" office:value="22.5">
            <text:p text:style-name="P13">22,5</text:p>
          </table:table-cell>
          <table:table-cell table:style-name="Destiliertes_5f_Wasser.B1" office:value-type="float" office:value="27">
            <text:p text:style-name="P13">27</text:p>
          </table:table-cell>
          <table:table-cell table:style-name="Destiliertes_5f_Wasser.B1" office:value-type="float" office:value="41.6">
            <text:p text:style-name="P13">41,6</text:p>
          </table:table-cell>
          <table:table-cell table:style-name="Destiliertes_5f_Wasser.B1" office:value-type="float" office:value="56.5">
            <text:p text:style-name="P13">56,5</text:p>
          </table:table-cell>
          <table:table-cell table:style-name="Destiliertes_5f_Wasser.B1" office:value-type="float" office:value="79.4">
            <text:p text:style-name="P13">79,4</text:p>
          </table:table-cell>
          <table:table-cell table:style-name="Destiliertes_5f_Wasser.B1" office:value-type="float" office:value="84.7">
            <text:p text:style-name="P13">84,7</text:p>
          </table:table-cell>
          <table:table-cell table:style-name="Destiliertes_5f_Wasser.B1" office:value-type="float" office:value="95.1">
            <text:p text:style-name="P13">95,1</text:p>
          </table:table-cell>
          <table:table-cell table:style-name="Destiliertes_5f_Wasser.B1" office:value-type="float" office:value="99.5">
            <text:p text:style-name="P13">99,5</text:p>
          </table:table-cell>
          <table:table-cell table:style-name="Destiliertes_5f_Wasser.B1" office:value-type="float" office:value="99.5">
            <text:p text:style-name="P13">99,5</text:p>
          </table:table-cell>
          <table:table-cell table:style-name="Destiliertes_5f_Wasser.B1" office:value-type="float" office:value="99.6">
            <text:p text:style-name="P13">99,6</text:p>
          </table:table-cell>
          <table:table-cell table:style-name="Destiliertes_5f_Wasser.B1" office:value-type="float" office:value="99.5">
            <text:p text:style-name="P13">99,5</text:p>
          </table:table-cell>
          <table:table-cell table:style-name="Destiliertes_5f_Wasser.M1" office:value-type="float" office:value="99.6">
            <text:p text:style-name="P13">99,6</text:p>
          </table:table-cell>
        </table:table-row>
        <table:table-row>
          <table:table-cell table:style-name="Destiliertes_5f_Wasser.A2" office:value-type="string">
            <text:p text:style-name="P13">Zeit in Min</text:p>
          </table:table-cell>
          <table:table-cell table:style-name="Destiliertes_5f_Wasser.B2" office:value-type="float" office:value="0">
            <text:p text:style-name="P13">0</text:p>
          </table:table-cell>
          <table:table-cell table:style-name="Destiliertes_5f_Wasser.B2" office:value-type="float" office:value="1">
            <text:p text:style-name="P13">1</text:p>
          </table:table-cell>
          <table:table-cell table:style-name="Destiliertes_5f_Wasser.B2" office:value-type="float" office:value="2">
            <text:p text:style-name="P13">2</text:p>
          </table:table-cell>
          <table:table-cell table:style-name="Destiliertes_5f_Wasser.B2" office:value-type="float" office:value="3">
            <text:p text:style-name="P13">3</text:p>
          </table:table-cell>
          <table:table-cell table:style-name="Destiliertes_5f_Wasser.B2" office:value-type="float" office:value="4">
            <text:p text:style-name="P13">4</text:p>
          </table:table-cell>
          <table:table-cell table:style-name="Destiliertes_5f_Wasser.B2" office:value-type="float" office:value="5">
            <text:p text:style-name="P13">5</text:p>
          </table:table-cell>
          <table:table-cell table:style-name="Destiliertes_5f_Wasser.B2" office:value-type="float" office:value="6">
            <text:p text:style-name="P13">6</text:p>
          </table:table-cell>
          <table:table-cell table:style-name="Destiliertes_5f_Wasser.B2" office:value-type="float" office:value="7">
            <text:p text:style-name="P13">7</text:p>
          </table:table-cell>
          <table:table-cell table:style-name="Destiliertes_5f_Wasser.B2" office:value-type="float" office:value="8">
            <text:p text:style-name="P13">8</text:p>
          </table:table-cell>
          <table:table-cell table:style-name="Destiliertes_5f_Wasser.B2" office:value-type="float" office:value="9">
            <text:p text:style-name="P13">9</text:p>
          </table:table-cell>
          <table:table-cell table:style-name="Destiliertes_5f_Wasser.B2" office:value-type="float" office:value="10">
            <text:p text:style-name="P13">10</text:p>
          </table:table-cell>
          <table:table-cell table:style-name="Destiliertes_5f_Wasser.M2" office:value-type="float" office:value="11">
            <text:p text:style-name="P13">11</text:p>
          </table:table-cell>
        </table:table-row>
      </table:table>
      <text:p text:style-name="P18"/>
      <text:p text:style-name="P26">Beobachtung:</text:p>
      <text:p text:style-name="P18"/>
      <text:p text:style-name="P18">Das demineralisierte Wasser hat zu beginn noch vor dem erhitzen eine Temperatur von 22,5°C. Nach beginn des Versuches steigt die Temperatur langsam an. Nach einer Minute hat es 27°C. Die Temperatur steigt nun schneller an und das Wasser erreicht bei zwei Minuten bereits 41,6°C. Sie steig nun für die nächste Minute relativ gleichmäßig. Wehrend dieser Minute (ungefähr bei 2min 30sec) beginnt das Wasser Dampf zu bilden. drei Minuten nach beginn des Versuches hat es eine Temperatur von 56,5°C. Anschließend steigt die Temperatur nochmal etwas schneller und liegt nach vier Minuten bereits bei 79,4°C. Danach steigt sie wieder langsamer an und liegt nach fünf bei 84,7°C. Sie steigt nun immer langsamer und langsamer und hat nach sechs Minuten eine Temperatur von 95,1°C. Zwischen der sechsten und siebten Minute steigt die Temperatur nur sehr langsam und hat nach sieben Minuten bereits den Siedepunkt von 99,5°/99,6°C erreicht. Die darauf folgenden vier Minuten wechselt die Temperatur zwischen 99,5°C und 99,6°C.</text:p>
      <text:p text:style-name="P18"/>
      <text:p text:style-name="P18"/>
      <text:p text:style-name="P18">Für den zweiten versuch hatten wir leider keine Zeit mehr.</text:p>
      <text:p text:style-name="P18"/>
      <text:p text:style-name="P18"/>
      <text:p text:style-name="P27"><text:soft-page-break/>Fazit:</text:p>
      <text:p text:style-name="P18"/>
      <text:p text:style-name="P18">Anhand des Ersten Versuches und des zweiten Versuches, den ich zuvor Bereits einmal durchgeführt hatte, hätten wir beobachten können das man den Siedepunkt des destillierten Wassers (bzw. eines Reinstoffes) durch Vermischung mit anderen Stoffen beeinflussen kann. Allerdings handelt es sich dabei dann nicht mehr um einen Reinstoff sondern um ein Stoffgemisch oder auch Lösung.</text:p>
      <text:p text:style-name="P18">Der Siedepunkt eines Reinstoffes kann von verschiedenen dingen Beeinflusst werden. Eines dieser Faktoren ist, wie wir bereits im Unterricht gelernt hatten, die Höhenlage bzw. der Luftdruck, der wohl auch im ersten Versuch dazu geführt hat, dass der Siedepunkt Vom destillierten Wasser nicht ganz auf 100°C liegt sondern um bis zu 0,5°C abweicht.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
      <text:p text:style-name="P21"><text:span text:style-name="T3">Ich versichere, dass ich das Protokoll selbstständig und nur mit angegebenen Hilfsmitteln</text:span><text:span text:style-name="T4"> </text:span><text:span text:style-name="T3">verfasst habe. Quellen wurden erwähnt, Zitate wurden kenntlich gemacht.</text:span></text:p>
      <text:p text:style-name="P18"/>
      <text:p text:style-name="P18"/>
      <text:p text:style-name="P18"/>
      <text:p text:style-name="P18"/>
      <text:p text:style-name="P28"><text:span text:style-name="T5"><text:tab/><text:tab/><text:tab/></text:span></text:p>
      <text:p text:style-name="P28">Hüseyin Bal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666666" fo:language="de" fo:country="DE" fo:font-style="italic" style:text-underline-style="none"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rotokoll von Hüseyin Balci und Martin Kirchn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üseyin Balci</meta:initial-creator>
    <meta:creation-date>2016-10-15T15:23:29.99</meta:creation-date>
    <dc:date>2016-10-25T20:05:55.60</dc:date>
    <meta:editing-duration>PT11H35M10S</meta:editing-duration>
    <meta:editing-cycles>13</meta:editing-cycles>
    <meta:generator>OpenOffice/4.1.3$Win32 OpenOffice.org_project/413m1$Build-9783</meta:generator>
    <meta:document-statistic meta:table-count="2" meta:image-count="0" meta:object-count="1" meta:page-count="3" meta:paragraph-count="69" meta:word-count="530" meta:character-count="35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chart:scale-text="true"/>
      <style:text-properties fo:font-size="14.9984178543091pt" fo:font-weight="bold" style:font-size-asian="12.998628616333pt" style:font-size-complex="12.998628616333pt"/>
    </style:style>
    <style:style style:name="ch3" style:family="chart">
      <style:chart-properties chart:scale-text="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chart:data-label-number="value" chart:data-label-text="false" chart:data-label-symbol="false"/>
    </style:style>
    <style:style style:name="ch5" style:family="chart" style:data-style-name="N8036">
      <style:chart-properties chart:scale-text="true"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chart:scale-text="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cale-text="true"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chart:scale-text="true" style:rotation-angle="90"/>
      <style:text-properties fo:font-size="9pt" style:font-size-asian="9pt" style:font-size-complex="9pt"/>
    </style:style>
    <style:style style:name="ch10" style:family="chart" style:data-style-name="N0">
      <style:chart-properties chart:symbol-type="named-symbol" chart:symbol-name="diamond" chart:symbol-width="0.25cm" chart:symbol-height="0.25cm" chart:scale-text="true"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style:style style:name="gr1" style:family="graphic">
      <style:graphic-properties draw:stroke="dash" draw:stroke-dash="Ultrafine_20_Dashed" svg:stroke-width="0.1cm" svg:stroke-color="#ff3333" draw:marker-start-width="0.5cm" draw:marker-end-width="0.5cm" draw:textarea-horizontal-align="center" draw:textarea-vertical-align="middle" fo:padding-top="0.05cm" fo:padding-bottom="0.05cm" fo:padding-left="0.05cm" fo:padding-right="0.05cm"/>
    </style:style>
    <style:style style:name="gr2" style:family="graphic">
      <style:graphic-properties svg:stroke-width="0.05cm" svg:stroke-color="#ff3333" draw:marker-start-width="0.355cm" draw:marker-end-width="0.355cm" draw:fill="none" draw:fill-color="#ffffff" draw:auto-grow-height="false" fo:min-height="0.56cm" fo:padding-top="0.025cm" fo:padding-bottom="0.025cm" fo:padding-left="0.025cm" fo:padding-right="0.025cm"/>
    </style:style>
    <style:style style:name="gr3" style:family="graphic">
      <style:graphic-properties draw:stroke="dash" draw:stroke-dash="Ultrafine_20_Dashed" svg:stroke-width="0.1cm" svg:stroke-color="#6666ff" draw:marker-start-width="0.5cm" draw:marker-end-width="0.5cm" draw:textarea-horizontal-align="center" draw:textarea-vertical-align="middle" fo:padding-top="0.05cm" fo:padding-bottom="0.05cm" fo:padding-left="0.05cm" fo:padding-right="0.05cm"/>
    </style:style>
    <style:style style:name="gr4" style:family="graphic">
      <style:graphic-properties svg:stroke-width="0.05cm" svg:stroke-color="#6666ff" draw:marker-start-width="0.355cm" draw:marker-end-width="0.355cm" draw:fill="none" draw:fill-color="#ffffff" fo:min-height="0.559cm" fo:padding-top="0.025cm" fo:padding-bottom="0.025cm" fo:padding-left="0.025cm" fo:padding-right="0.025cm"/>
    </style:style>
    <style:style style:name="P1" style:family="paragraph">
      <style:paragraph-properties fo:text-align="center"/>
    </style:style>
    <style:style style:name="P2" style:family="paragraph">
      <style:text-properties fo:font-size="10pt" style:font-size-asian="24pt" style:font-size-complex="24pt"/>
    </style:style>
    <style:style style:name="T1" style:family="text">
      <style:text-properties fo:font-size="10pt" style:font-size-asian="24pt" style:font-size-complex="24pt"/>
    </style:style>
  </office:automatic-styles>
  <office:body>
    <office:chart>
      <chart:chart svg:width="15.998cm" svg:height="9.477cm" xlink:href="." xlink:type="simple" chart:class="chart:line" chart:style-name="ch1">
        <chart:title svg:x="4.557cm" svg:y="0.325cm" chart:style-name="ch2">
          <text:p>Temperatur-Zeit-Diagramm</text:p>
        </chart:title>
        <chart:legend svg:x="12.27cm" svg:y="4.139cm" style:legend-expansion="custom" chartooo:width="3.59cm" chartooo:height="1.211cm" style:legend-expansion-aspect-ratio="2.9644921552436" chart:style-name="ch3"/>
        <chart:plot-area chart:style-name="ch4" chart:data-source-has-labels="both" svg:x="1.357cm" svg:y="1.728cm" svg:width="10.225cm" svg:height="6.462cm">
          <chartooo:coordinate-region svg:x="2.164cm" svg:y="1.94cm" svg:width="9.231cm" svg:height="5.577cm"/>
          <chart:axis chart:dimension="x" chart:name="primary-x" chart:style-name="ch5" chartooo:axis-type="auto">
            <chartooo:date-scale/>
            <chart:title svg:x="5.367cm" svg:y="8.38cm" chart:style-name="ch6">
              <text:p>Zeit in Minuten</text:p>
            </chart:title>
            <chart:categories table:cell-range-address="local-table.$A$2:.$A$12"/>
            <chart:grid chart:style-name="ch7" chart:class="major"/>
            <chart:grid chart:style-name="ch7" chart:class="minor"/>
          </chart:axis>
          <chart:axis chart:dimension="y" chart:name="primary-y" chart:style-name="ch8">
            <chart:title svg:x="0.451cm" svg:y="6.71cm" chart:style-name="ch9">
              <text:p>Temperatur in °Celsius</text:p>
            </chart:title>
            <chart:grid chart:style-name="ch7" chart:class="major"/>
            <chart:grid chart:style-name="ch7" chart:class="minor"/>
          </chart:axis>
          <chart:series chart:style-name="ch10" chart:values-cell-range-address="local-table.$B$2:.$B$12" chart:label-cell-address="local-table.$B$1" chart:class="chart:line">
            <chart:data-point chart:repeated="11"/>
          </chart:series>
          <chart:wall chart:style-name="ch11"/>
          <chart:floor chart:style-name="ch12"/>
        </chart:plot-area>
        <draw:line draw:style-name="gr1" draw:text-style-name="P1" svg:x1="4.48cm" svg:y1="6.042cm" svg:x2="4.48cm" svg:y2="4.464cm">
          <text:p/>
        </draw:line>
        <draw:caption draw:style-name="gr2" svg:width="3.581cm" svg:height="0.61cm" svg:x="12.27cm" svg:y="6.592cm" draw:caption-point-x="-7.77cm" draw:caption-point-y="-0.903cm">
          <text:p>Dampf bildet sich</text:p>
        </draw:caption>
        <draw:line draw:style-name="gr3" draw:text-style-name="P1" svg:x1="5.855cm" svg:y1="5.242cm" svg:x2="5.845cm" svg:y2="3.664cm">
          <text:p/>
        </draw:line>
        <draw:caption draw:style-name="gr4" draw:text-style-name="P2" svg:width="3.59cm" svg:height="0.609cm" svg:x="12.27cm" svg:y="5.665cm" draw:caption-point-x="-6.406cm" draw:caption-point-y="-0.56cm">
          <text:p text:style-name="P2"><text:span text:style-name="T1">erste Blasen bilden sich</text:span></text:p>
        </draw:caption>
        <table:table table:name="local-table">
          <table:table-header-columns>
            <table:table-column/>
          </table:table-header-columns>
          <table:table-columns>
            <table:table-column/>
          </table:table-columns>
          <table:table-header-rows>
            <table:table-row>
              <table:table-cell>
                <text:p/>
              </table:table-cell>
              <table:table-cell office:value-type="string">
                <text:p>Demin. Wasser</text:p>
              </table:table-cell>
            </table:table-row>
          </table:table-header-rows>
          <table:table-rows>
            <table:table-row>
              <table:table-cell office:value-type="string">
                <text:p>0</text:p>
              </table:table-cell>
              <table:table-cell office:value-type="float" office:value="22.5">
                <text:p>22.5</text:p>
              </table:table-cell>
            </table:table-row>
            <table:table-row>
              <table:table-cell office:value-type="string">
                <text:p>1</text:p>
              </table:table-cell>
              <table:table-cell office:value-type="float" office:value="27">
                <text:p>27</text:p>
              </table:table-cell>
            </table:table-row>
            <table:table-row>
              <table:table-cell office:value-type="string">
                <text:p>2</text:p>
              </table:table-cell>
              <table:table-cell office:value-type="float" office:value="41.6">
                <text:p>41.6</text:p>
              </table:table-cell>
            </table:table-row>
            <table:table-row>
              <table:table-cell office:value-type="string">
                <text:p>3</text:p>
              </table:table-cell>
              <table:table-cell office:value-type="float" office:value="56.5">
                <text:p>56.5</text:p>
              </table:table-cell>
            </table:table-row>
            <table:table-row>
              <table:table-cell office:value-type="string">
                <text:p>4</text:p>
              </table:table-cell>
              <table:table-cell office:value-type="float" office:value="79.5">
                <text:p>79.5</text:p>
              </table:table-cell>
            </table:table-row>
            <table:table-row>
              <table:table-cell office:value-type="string">
                <text:p>5</text:p>
              </table:table-cell>
              <table:table-cell office:value-type="float" office:value="84.7">
                <text:p>84.7</text:p>
              </table:table-cell>
            </table:table-row>
            <table:table-row>
              <table:table-cell office:value-type="string">
                <text:p>6</text:p>
              </table:table-cell>
              <table:table-cell office:value-type="float" office:value="95.1">
                <text:p>95.1</text:p>
              </table:table-cell>
            </table:table-row>
            <table:table-row>
              <table:table-cell office:value-type="string">
                <text:p>7</text:p>
              </table:table-cell>
              <table:table-cell office:value-type="float" office:value="99.5">
                <text:p>99.5</text:p>
              </table:table-cell>
            </table:table-row>
            <table:table-row>
              <table:table-cell office:value-type="string">
                <text:p>8</text:p>
              </table:table-cell>
              <table:table-cell office:value-type="float" office:value="99.6">
                <text:p>99.6</text:p>
              </table:table-cell>
            </table:table-row>
            <table:table-row>
              <table:table-cell office:value-type="string">
                <text:p>9</text:p>
              </table:table-cell>
              <table:table-cell office:value-type="float" office:value="99.5">
                <text:p>99.5</text:p>
              </table:table-cell>
            </table:table-row>
            <table:table-row>
              <table:table-cell office:value-type="string">
                <text:p>10</text:p>
              </table:table-cell>
              <table:table-cell office:value-type="float" office:value="99.6">
                <text:p>99.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office:styles>
</office:document-styles>
</file>